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950e" draw:opacity="30%" draw:textarea-horizontal-align="right" draw:textarea-vertical-align="bottom" draw:auto-grow-height="false" fo:padding-top="0.25cm" fo:padding-bottom="0.25cm" draw:shadow-opacity="30%"/>
    </style:style>
    <style:style style:name="gr14" style:family="graphic" style:parent-style-name="standard">
      <style:graphic-properties draw:stroke="none" draw:fill="solid" draw:fill-color="#aecf00" draw:opacity="20%" draw:textarea-horizontal-align="right" draw:textarea-vertical-align="bottom" draw:auto-grow-height="false" fo:padding-top="0.25cm" fo:padding-bottom="0.25cm" draw:shadow-opacity="2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525cm" fo:min-width="0cm" fo:padding-top="0cm" fo:padding-bottom="0cm" fo:padding-left="0cm" fo:padding-right="0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21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.16cm" fo:padding-top="0cm" fo:padding-bottom="0cm" fo:padding-left="0cm" fo:padding-right="0cm"/>
    </style:style>
    <style:style style:name="gr24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7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31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4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6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solid" draw:fill-color="#4c4c4c" draw:textarea-horizontal-align="left" draw:auto-grow-height="true" draw:auto-grow-width="true" fo:min-height="0cm" fo:min-width="0cm" fo:padding-top="0.33cm" fo:padding-bottom="0.33cm" fo:padding-left="0.5cm" fo:padding-right="0.5cm"/>
    </style:style>
    <style:style style:name="gr4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4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4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4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font-family="'Sans serif'" style:font-family-generic="swiss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Sans serif'" style:font-family-generic="swiss" fo:font-size="7pt" style:font-size-asian="7pt" style:font-size-complex="7pt"/>
    </style:style>
    <style:style style:name="P5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fo:font-family="'Sans serif'" style:font-family-generic="swiss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Sans Serif'" style:font-family-generic="swiss" fo:font-size="8pt" style:font-size-asian="18pt" style:font-size-complex="18pt"/>
    </style:style>
    <style:style style:name="P10" style:family="paragraph">
      <style:paragraph-properties fo:text-align="end"/>
      <style:text-properties fo:font-family="'Sans Serif'" style:font-family-generic="swiss" fo:font-size="10pt" style:font-size-asian="10pt" style:font-size-complex="10pt"/>
    </style:style>
    <style:style style:name="P11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12" style:family="paragraph">
      <style:paragraph-properties fo:text-align="center"/>
      <style:text-properties fo:font-family="'Sans Serif'" style:font-style-name="Standard" style:font-family-generic="swiss" fo:font-size="10pt" style:font-size-asian="18pt" style:font-size-complex="18pt"/>
    </style:style>
    <style:style style:name="P13" style:family="paragraph">
      <style:paragraph-properties fo:text-align="center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6" style:family="paragraph">
      <style:paragraph-properties fo:text-align="end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7" style:family="paragraph">
      <style:text-properties fo:color="#ffffff" fo:font-family="'Sans Serif'" style:font-family-generic="swiss" fo:font-size="16pt" style:font-size-asian="16pt" style:font-size-complex="16pt"/>
    </style:style>
    <style:style style:name="T1" style:family="text">
      <style:text-properties fo:font-family="'Sans serif'" style:font-family-generic="swiss" fo:font-size="8pt" style:font-size-asian="8pt" style:font-size-complex="8pt"/>
    </style:style>
    <style:style style:name="T2" style:family="text">
      <style:text-properties style:use-window-font-color="true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fo:font-family="'Sans serif'" style:font-family-generic="swiss" fo:font-size="6.5pt" style:font-size-asian="6.5pt" style:font-size-complex="6.5pt"/>
    </style:style>
    <style:style style:name="T4" style:family="text">
      <style:text-properties fo:color="#000000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Sans serif'" style:font-family-generic="swiss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family="'Sans Serif'" style:font-family-generic="swiss" fo:font-size="8pt" style:font-size-asian="18pt" style:font-size-complex="18pt"/>
    </style:style>
    <style:style style:name="T11" style:family="text">
      <style:text-properties fo:font-family="'Sans Serif'" style:font-family-generic="swiss" fo:font-size="10pt" style:font-size-asian="10pt" style:font-size-complex="10pt"/>
    </style:style>
    <style:style style:name="T12" style:family="text"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T13" style:family="text">
      <style:text-properties fo:color="#ffffff" fo:font-family="'Sans Serif'" style:font-family-generic="swiss" fo:font-size="16pt" style:font-size-asian="16pt" style:font-size-complex="16pt"/>
    </style:style>
    <style:style style:name="T14" style:family="text">
      <style:text-properties fo:color="#4c4c4c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4c4c4c" fo:font-family="'Sans serif'" style:font-family-generic="swiss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00" fo:font-family="'Sans serif'" style:font-family-generic="swiss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05cm" draw:start-shape="id9" draw:start-glue-point="3" draw:end-shape="id1" draw:end-glue-point="9" svg:d="m27000 22110c-2437 0-813 2395-3250 2395" svg:viewBox="0 0 3251 2396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4.25cm" svg:height="0.889cm" svg:x="42.75cm" svg:y="20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42.75cm" svg:y1="20.444cm" svg:x2="40.75cm" svg:y2="21.049cm" draw:start-shape="id17" draw:start-glue-point="3" draw:end-shape="id12" draw:end-glue-point="4" svg:d="m42750 20444c-1500 0-500 605-2000 605" svg:viewBox="0 0 2001 606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10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5.192cm" svg:x2="11.8cm" svg:y2="35.211cm" draw:start-shape="id13" draw:start-glue-point="5" draw:end-shape="id28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8" draw:start-glue-point="3" draw:end-shape="id22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8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9.172cm" svg:x2="23.75cm" svg:y2="24.464cm" draw:start-shape="id33" draw:start-glue-point="3" draw:end-shape="id1" draw:end-glue-point="8" svg:d="m27000 19172c-2437 0-813 5292-3250 5292" svg:viewBox="0 0 3251 5293">
          <text:p/>
        </draw:connector>
        <draw:frame draw:style-name="gr12" draw:text-style-name="P9" draw:layer="layout" svg:width="1.606cm" svg:height="0.331cm" svg:x="10.644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6cm" svg:height="0.331cm" svg:x="22.894cm" svg:y="34.75cm">
          <draw:text-box>
            <text:p text:style-name="P8"><text:span text:style-name="T10">related_std</text:span></text:p>
          </draw:text-box>
        </draw:frame>
      </draw:page>
      <draw:page draw:name="DIA:8503 Stack tracing" draw:style-name="dp1" draw:master-page-name="Predefinito">
        <draw:custom-shape draw:style-name="gr13" draw:text-style-name="P10" draw:layer="layout" svg:width="10.9cm" svg:height="6.4cm" svg:x="11.85cm" svg:y="4.9cm">
          <text:p text:style-name="P8"><text:span text:style-name="T11">Platform-</text:span></text:p>
          <text:p text:style-name="P8"><text:span text:style-name="T11">controlled</text:span></text:p>
          <text:p text:style-name="P8"><text:span text:style-name="T11">execution</text:span></text:p>
          <draw:enhanced-geometry svg:viewBox="0 0 21600 21600" draw:extrusion="false" draw:type="rectangle" draw:enhanced-path="M 0 0 L 21600 0 21600 21600 0 21600 0 0 Z N"/>
        </draw:custom-shape>
        <draw:custom-shape draw:style-name="gr14" draw:text-style-name="P11" draw:layer="layout" svg:width="22.55cm" svg:height="7.5cm" svg:x="22.95cm" svg:y="4.65cm">
          <text:p text:style-name="P8"><text:span text:style-name="T11">Inside catch blo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5" draw:id="id35" draw:layer="layout" svg:width="3.55cm" svg:height="1.2cm" svg:x="12.8cm" svg:y="6.05cm">
          <text:p text:style-name="P3"><text:span text:style-name="T12">Unwind to next</text:span></text:p>
          <text:p text:style-name="P3"><text:span text:style-name="T12">stack 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xml:id="id40" draw:id="id40" draw:layer="layout" svg:width="4.3cm" svg:height="2.5cm" svg:x="35cm" svg:y="5.4cm">
          <text:p text:style-name="P3"><text:span text:style-name="T12">Final</text:span></text:p>
          <text:p text:style-name="P3"><text:span text:style-name="T12">catch block</text:span></text:p>
          <text:p text:style-name="P3"><text:span text:style-name="T12">in main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2" xml:id="id39" draw:id="id39" draw:layer="layout" svg:width="5.15cm" svg:height="1.55cm" svg:x="12cm" svg:y="11.85cm">
          <text:p text:style-name="P3"><text:span text:style-name="T12">_scope_trace destructor</text:span></text:p>
          <text:p text:style-name="P3"><text:span text:style-name="T12">adds stack frame to</text:span></text:p>
          <text:p text:style-name="P3"><text:span text:style-name="T12">current <text:s/>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11.18cm" svg:y1="3.325cm" svg:x2="14.575cm" svg:y2="6.05cm" draw:start-shape="id34" draw:start-glue-point="7" draw:end-shape="id35" draw:end-glue-point="4" svg:d="m11180 3325h3395v2725" svg:viewBox="0 0 3396 2726">
          <text:p/>
        </draw:connector>
        <draw:custom-shape draw:style-name="gr18" draw:text-style-name="P13" xml:id="id36" draw:id="id36" draw:layer="layout" svg:width="4.3cm" svg:height="2.5cm" svg:x="17.6cm" svg:y="5.4cm">
          <text:p text:style-name="P3"><text:span text:style-name="T12">Matching</text:span></text:p>
          <text:p text:style-name="P3"><text:span text:style-name="T12">catch block</text:span></text:p>
          <text:p text:style-name="P3"><text:span text:style-name="T12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svg:x1="17.6cm" svg:y1="6.65cm" svg:x2="16.35cm" svg:y2="6.65cm" draw:start-shape="id36" draw:start-glue-point="5" draw:end-shape="id35" draw:end-glue-point="7" svg:d="m17600 6650h-1250" svg:viewBox="0 0 1251 1">
          <text:p/>
        </draw:connector>
        <draw:connector draw:style-name="gr17" draw:text-style-name="P3" draw:layer="layout" svg:x1="14.575cm" svg:y1="7.25cm" svg:x2="14.575cm" svg:y2="8.2cm" draw:start-shape="id35" draw:start-glue-point="6" draw:end-shape="id37" svg:d="m14575 7250v950" svg:viewBox="0 0 1 951">
          <text:p/>
        </draw:connector>
        <draw:frame draw:style-name="gr19" draw:text-style-name="P15" draw:layer="layout" svg:width="0.569cm" svg:height="0.525cm" svg:x="21.9cm" svg:y="6.1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21.9cm" svg:y1="6.65cm" svg:x2="23.5cm" svg:y2="6.65cm" draw:start-shape="id36" draw:start-glue-point="7" draw:end-shape="id38" draw:end-glue-point="5" svg:d="m21900 6650h1600" svg:viewBox="0 0 1601 1">
          <text:p/>
        </draw:connector>
        <draw:connector draw:style-name="gr17" draw:text-style-name="P3" draw:layer="layout" svg:x1="17.15cm" svg:y1="12.625cm" svg:x2="19.75cm" svg:y2="7.9cm" draw:start-shape="id39" draw:start-glue-point="7" draw:end-shape="id36" draw:end-glue-point="6" svg:d="m17150 12625h2600v-4725" svg:viewBox="0 0 2601 4726">
          <text:p/>
        </draw:connector>
        <draw:frame draw:style-name="gr20" draw:text-style-name="P16" draw:layer="layout" svg:width="0.48cm" svg:height="0.412cm" svg:x="17cm" svg:y="6.1cm">
          <draw:text-box>
            <text:p text:style-name="P8"><text:span text:style-name="T12">No</text:span></text:p>
          </draw:text-box>
        </draw:frame>
        <draw:custom-shape draw:style-name="gr21" draw:text-style-name="P13" xml:id="id38" draw:id="id38" draw:layer="layout" svg:width="4.3cm" svg:height="2.5cm" svg:x="23.5cm" svg:y="5.4cm">
          <text:p text:style-name="P3"><text:span text:style-name="T12">Catch block</text:span></text:p>
          <text:p text:style-name="P3"><text:span text:style-name="T12">executes throw;</text:span></text:p>
          <text:p text:style-name="P3"><text:span text:style-name="T12">statem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2" draw:text-style-name="P15" draw:layer="layout" svg:width="0.569cm" svg:height="0.412cm" svg:x="37.4cm" svg:y="8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37.15cm" svg:y1="7.9cm" svg:x2="37.15cm" svg:y2="9cm" draw:start-shape="id40" draw:start-glue-point="6" draw:end-shape="id41" draw:end-glue-point="4" svg:d="m37150 7900v1100" svg:viewBox="0 0 1 1101">
          <text:p/>
        </draw:connector>
        <draw:frame draw:style-name="gr23" draw:text-style-name="P15" draw:layer="layout" svg:width="0.48cm" svg:height="0.412cm" svg:x="39.3cm" svg:y="6.1cm">
          <draw:text-box>
            <text:p text:style-name="P14"><text:span text:style-name="T12">No</text:span></text:p>
          </draw:text-box>
        </draw:frame>
        <draw:custom-shape draw:style-name="gr24" draw:text-style-name="P13" xml:id="id43" draw:id="id43" draw:layer="layout" svg:width="4cm" svg:height="1.75cm" svg:x="46.1cm" svg:y="5.8cm">
          <text:p text:style-name="P3"><text:span text:style-name="T12">Exception block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3" xml:id="id42" draw:id="id42" draw:layer="layout" svg:width="4.7cm" svg:height="1.75cm" svg:x="40.4cm" svg:y="5.8cm">
          <text:p text:style-name="P3"><text:span text:style-name="T12">Print stack trace</text:span></text:p>
          <text:p text:style-name="P3"><text:span text:style-name="T12">(before it’s discarded);</text:span></text:p>
          <text:p text:style-name="P3"><text:span text:style-name="T12">main() will return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39.3cm" svg:y1="6.65cm" svg:x2="40.4cm" svg:y2="6.675cm" draw:start-shape="id40" draw:end-shape="id42" draw:end-glue-point="5" svg:d="m39300 6650h551v25h549" svg:viewBox="0 0 1101 26">
          <text:p/>
        </draw:connector>
        <draw:connector draw:style-name="gr17" draw:text-style-name="P3" draw:layer="layout" svg:x1="45.1cm" svg:y1="6.675cm" svg:x2="46.1cm" svg:y2="6.675cm" draw:start-shape="id42" draw:start-glue-point="7" draw:end-shape="id43" draw:end-glue-point="5" svg:d="m45100 6675h1000" svg:viewBox="0 0 1001 1">
          <text:p/>
        </draw:connector>
        <draw:connector draw:style-name="gr17" draw:text-style-name="P3" draw:layer="layout" draw:line-skew="-0.899cm" svg:x1="25.65cm" svg:y1="5.4cm" svg:x2="14.575cm" svg:y2="6.05cm" draw:start-shape="id38" draw:start-glue-point="4" draw:end-shape="id35" draw:end-glue-point="4" svg:d="m25650 5400v-1400h-11075v2050" svg:viewBox="0 0 11076 2051">
          <text:p/>
        </draw:connector>
        <draw:frame draw:style-name="gr26" draw:text-style-name="P15" draw:layer="layout" svg:width="0.569cm" svg:height="0.412cm" svg:x="25.8cm" svg:y="4.9cm">
          <draw:text-box>
            <text:p text:style-name="P14"><text:span text:style-name="T12">Yes</text:span></text:p>
          </draw:text-box>
        </draw:frame>
        <draw:custom-shape draw:style-name="gr27" draw:text-style-name="P13" xml:id="id44" draw:id="id44" draw:layer="layout" svg:width="4.75cm" svg:height="2.5cm" svg:x="29cm" svg:y="5.4cm">
          <text:p text:style-name="P3"><text:span text:style-name="T12">Caught</text:span></text:p>
          <text:p text:style-name="P3"><text:span text:style-name="T12">exception is</text:span></text:p>
          <text:p text:style-name="P3"><text:span text:style-name="T12">abc::exception?</text:span></text:p>
          <text:p text:style-name="P3"><text:span text:style-name="T12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0.48cm" svg:height="0.412cm" svg:x="27.9cm" svg:y="6.1cm">
          <draw:text-box>
            <text:p text:style-name="P14"><text:span text:style-name="T12">No</text:span></text:p>
          </draw:text-box>
        </draw:frame>
        <draw:connector draw:style-name="gr17" draw:text-style-name="P3" draw:layer="layout" svg:x1="27.8cm" svg:y1="6.65cm" svg:x2="29cm" svg:y2="6.65cm" draw:start-shape="id38" draw:start-glue-point="7" draw:end-shape="id44" draw:end-glue-point="5" svg:d="m27800 6650h1200" svg:viewBox="0 0 1201 1">
          <text:p/>
        </draw:connector>
        <draw:connector draw:style-name="gr17" draw:text-style-name="P3" draw:layer="layout" svg:x1="39.3cm" svg:y1="10.25cm" svg:x2="48.1cm" svg:y2="7.55cm" draw:start-shape="id41" draw:start-glue-point="7" draw:end-shape="id43" draw:end-glue-point="6" svg:d="m39300 10250h8800v-2700" svg:viewBox="0 0 8801 2701">
          <text:p/>
        </draw:connector>
        <draw:frame draw:style-name="gr29" draw:text-style-name="P15" draw:layer="layout" svg:width="0.48cm" svg:height="0.412cm" svg:x="33.8cm" svg:y="6.1cm">
          <draw:text-box>
            <text:p text:style-name="P14"><text:span text:style-name="T12">No</text:span></text:p>
          </draw:text-box>
        </draw:frame>
        <draw:connector draw:style-name="gr17" draw:text-style-name="P3" draw:layer="layout" svg:x1="33.75cm" svg:y1="6.65cm" svg:x2="35cm" svg:y2="6.65cm" draw:start-shape="id44" draw:start-glue-point="7" draw:end-shape="id40" draw:end-glue-point="5" svg:d="m33750 6650h1250" svg:viewBox="0 0 1251 1">
          <text:p/>
        </draw:connector>
        <draw:frame draw:style-name="gr30" draw:text-style-name="P15" draw:layer="layout" svg:width="0.48cm" svg:height="0.412cm" svg:x="39.4cm" svg:y="9.7cm">
          <draw:text-box>
            <text:p text:style-name="P14"><text:span text:style-name="T12">No</text:span></text:p>
          </draw:text-box>
        </draw:frame>
        <draw:custom-shape draw:style-name="gr15" draw:text-style-name="P12" xml:id="id34" draw:id="id34" draw:layer="layout" svg:width="4.45cm" svg:height="1.35cm" svg:x="6.73cm" svg:y="2.65cm">
          <text:p text:style-name="P3"><text:span text:style-name="T12">Discard any current</text:span></text:p>
          <text:p text:style-name="P3"><text:span text:style-name="T12">stack 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8.95cm" svg:y1="5.4cm" svg:x2="8.955cm" svg:y2="4cm" draw:start-shape="id45" draw:start-glue-point="4" draw:end-shape="id34" draw:end-glue-point="6" svg:d="m8950 5400v-699h5v-701" svg:viewBox="0 0 6 1401">
          <text:p/>
        </draw:connector>
        <draw:connector draw:style-name="gr17" draw:text-style-name="P3" draw:layer="layout" svg:x1="5.8cm" svg:y1="6.675cm" svg:x2="6.8cm" svg:y2="6.65cm" draw:start-shape="id46" draw:start-glue-point="7" draw:end-shape="id45" draw:end-glue-point="5" svg:d="m5800 6675h501v-25h499" svg:viewBox="0 0 1001 26">
          <text:p/>
        </draw:connector>
        <draw:custom-shape draw:style-name="gr31" draw:text-style-name="P13" xml:id="id45" draw:id="id45" draw:layer="layout" svg:width="4.3cm" svg:height="2.5cm" svg:x="6.8cm" svg:y="5.4cm">
          <text:p text:style-name="P3"><text:span text:style-name="T12">abc_throw of</text:span></text:p>
          <text:p text:style-name="P3"><text:span text:style-name="T12">abc::excep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svg:x1="11.1cm" svg:y1="6.65cm" svg:x2="12.8cm" svg:y2="6.65cm" draw:start-shape="id45" draw:start-glue-point="7" draw:end-shape="id35" draw:end-glue-point="5" svg:d="m11100 6650h1700" svg:viewBox="0 0 1701 1">
          <text:p/>
        </draw:connector>
        <draw:frame draw:style-name="gr32" draw:text-style-name="P15" draw:layer="layout" svg:width="0.48cm" svg:height="0.412cm" svg:x="11.2cm" svg:y="6.1cm">
          <draw:text-box>
            <text:p text:style-name="P14"><text:span text:style-name="T12">No</text:span></text:p>
          </draw:text-box>
        </draw:frame>
        <draw:frame draw:style-name="gr33" draw:text-style-name="P15" draw:layer="layout" svg:width="0.569cm" svg:height="0.412cm" svg:x="9.1cm" svg:y="4.9cm">
          <draw:text-box>
            <text:p text:style-name="P14"><text:span text:style-name="T12">Yes</text:span></text:p>
          </draw:text-box>
        </draw:frame>
        <draw:custom-shape draw:style-name="gr34" draw:text-style-name="P13" xml:id="id41" draw:id="id41" draw:layer="layout" svg:width="4.3cm" svg:height="2.5cm" svg:x="35cm" svg:y="9cm">
          <text:p text:style-name="P3"><text:span text:style-name="T12">Catch block</text:span></text:p>
          <text:p text:style-name="P3"><text:span text:style-name="T12">throws a different</text:span></text:p>
          <text:p text:style-name="P3"><text:span text:style-name="T12">obj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draw:line-skew="2.248cm" svg:x1="37.15cm" svg:y1="11.5cm" svg:x2="8.95cm" svg:y2="7.9cm" draw:start-shape="id41" draw:start-glue-point="6" draw:end-shape="id45" draw:end-glue-point="6" svg:d="m37150 11500v2750h-28200v-6350" svg:viewBox="0 0 28201 6351">
          <text:p/>
        </draw:connector>
        <draw:custom-shape draw:style-name="gr15" draw:text-style-name="P12" xml:id="id47" draw:id="id47" draw:layer="layout" svg:width="4.95cm" svg:height="1.4cm" svg:x="28.9cm" svg:y="2.7cm">
          <text:p text:style-name="P3"><text:span text:style-name="T12">Will discard stack trace</text:span></text:p>
          <text:p text:style-name="P3"><text:span text:style-name="T12">(in exception’s destruc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31.375cm" svg:y1="5.4cm" svg:x2="31.375cm" svg:y2="4.1cm" draw:start-shape="id44" draw:start-glue-point="4" draw:end-shape="id47" draw:end-glue-point="6" svg:d="m31375 5400v-1300" svg:viewBox="0 0 1 1301">
          <text:p/>
        </draw:connector>
        <draw:frame draw:style-name="gr35" draw:text-style-name="P15" draw:layer="layout" svg:width="0.569cm" svg:height="0.412cm" svg:x="31.6cm" svg:y="4.9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33.85cm" svg:y1="3.4cm" svg:x2="37.15cm" svg:y2="5.4cm" draw:start-shape="id47" draw:start-glue-point="7" draw:end-shape="id40" draw:end-glue-point="4" svg:d="m33850 3400h3300v2000" svg:viewBox="0 0 3301 2001">
          <text:p/>
        </draw:connector>
        <draw:custom-shape draw:style-name="gr36" draw:text-style-name="P13" xml:id="id46" draw:id="id46" draw:layer="layout" svg:width="4cm" svg:height="1.75cm" svg:x="1.8cm" svg:y="5.8cm">
          <text:p text:style-name="P3"><text:span text:style-name="T12">Exception throw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7" draw:text-style-name="P13" xml:id="id37" draw:id="id37" draw:layer="layout" svg:width="4.85cm" svg:height="2.5cm" svg:x="12.15cm" svg:y="8.2cm">
          <text:p text:style-name="P3"><text:span text:style-name="T12">Frame has</text:span></text:p>
          <text:p text:style-name="P3"><text:span text:style-name="T12">abc::_scope_trace</text:span></text:p>
          <text:p text:style-name="P3"><text:span text:style-name="T12">instan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svg:x1="14.575cm" svg:y1="10.7cm" svg:x2="14.575cm" svg:y2="11.85cm" draw:start-shape="id37" draw:start-glue-point="6" draw:end-shape="id39" draw:end-glue-point="4" svg:d="m14575 10700v1150" svg:viewBox="0 0 1 1151">
          <text:p/>
        </draw:connector>
        <draw:frame draw:style-name="gr38" draw:text-style-name="P15" draw:layer="layout" svg:width="0.48cm" svg:height="0.412cm" svg:x="17.1cm" svg:y="8.9cm">
          <draw:text-box>
            <text:p text:style-name="P14"><text:span text:style-name="T12">No</text:span></text:p>
          </draw:text-box>
        </draw:frame>
        <draw:frame draw:style-name="gr39" draw:text-style-name="P15" draw:layer="layout" svg:width="0.569cm" svg:height="0.412cm" svg:x="14.756cm" svg:y="10.8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17cm" svg:y1="9.45cm" svg:x2="19.75cm" svg:y2="7.9cm" draw:start-shape="id37" draw:start-glue-point="7" draw:end-shape="id36" draw:end-glue-point="6" svg:d="m17000 9450h2750v-1550" svg:viewBox="0 0 2751 1551">
          <text:p/>
        </draw:connector>
        <draw:frame draw:style-name="gr40" draw:text-style-name="P15" draw:layer="layout" svg:width="0.569cm" svg:height="0.412cm" svg:x="37.401cm" svg:y="11.6cm">
          <draw:text-box>
            <text:p text:style-name="P14"><text:span text:style-name="T12">Yes</text:span></text:p>
          </draw:text-box>
        </draw:frame>
        <draw:frame draw:style-name="gr41" draw:text-style-name="P17" draw:layer="layout" svg:width="25.581cm" svg:height="1.313cm" svg:x="0cm" svg:y="0cm">
          <draw:text-box>
            <text:p><text:span text:style-name="T13">How a stack trace is generated and discarded during exception-driven stack unwinding</text:span></text:p>
          </draw:text-box>
        </draw:frame>
      </draw:page>
      <draw:page draw:name="Base data types" draw:style-name="dp1" draw:master-page-name="Predefinito">
        <draw:frame draw:style-name="gr2" draw:text-style-name="P5" xml:id="id49" draw:id="id49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48" draw:id="id48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48" draw:start-glue-point="3" draw:end-shape="id49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50" draw:start-glue-point="3" draw:end-shape="id49" draw:end-glue-point="5" svg:d="m19000 14578c-1500 0-500-1003-2000-1003" svg:viewBox="0 0 2001 1004">
          <text:p/>
        </draw:connector>
        <draw:frame draw:style-name="gr2" draw:text-style-name="P5" xml:id="id51" draw:id="id51" draw:layer="layout" svg:width="3cm" svg:height="0.889cm" svg:x="26.5cm" svg:y="15.75cm">
          <draw:text-box>
            <text:p text:style-name="P3"><text:span text:style-name="T14">_raw_str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6.5cm" svg:y1="16.194cm" svg:x2="24.5cm" svg:y2="14.825cm" draw:start-shape="id51" draw:start-glue-point="3" draw:end-shape="id50" draw:end-glue-point="5" svg:d="m26500 16194c-1500 0-500-1369-2000-1369" svg:viewBox="0 0 2001 1370">
          <text:p/>
        </draw:connector>
        <draw:frame draw:style-name="gr42" draw:text-style-name="P5" xml:id="id52" draw:id="id52" draw:layer="layout" svg:width="3cm" svg:height="1.177cm" svg:x="31cm" svg:y="15.6cm">
          <draw:text-box>
            <text:p text:style-name="P3"><text:span text:style-name="T14">base_str_</text:span></text:p>
            <text:p text:style-name="P3"><text:span text:style-name="T15">&lt;C&gt;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1cm" svg:y1="16.188cm" svg:x2="29.5cm" svg:y2="16.194cm" draw:start-shape="id52" draw:start-glue-point="3" draw:end-shape="id51" draw:end-glue-point="1" svg:d="m31000 16188c-1125 0-375 6-1500 6" svg:viewBox="0 0 1501 7">
          <text:p/>
        </draw:connector>
        <draw:connector draw:style-name="gr3" draw:text-style-name="P3" draw:layer="layout" draw:type="curve" svg:x1="36.2cm" svg:y1="17.372cm" svg:x2="34cm" svg:y2="16.44cm" draw:start-shape="id53" draw:start-glue-point="3" draw:end-shape="id52" draw:end-glue-point="5" svg:d="m36200 17372c-1650 0-550-932-2200-932" svg:viewBox="0 0 2201 933">
          <text:p/>
        </draw:connector>
        <draw:frame draw:style-name="gr42" draw:text-style-name="P5" xml:id="id53" draw:id="id53" draw:layer="layout" svg:width="4.25cm" svg:height="1.444cm" svg:x="36.2cm" svg:y="16.65cm">
          <draw:text-box>
            <text:p text:style-name="P3"><text:span text:style-name="T14">mstr_</text:span></text:p>
            <text:p text:style-name="P3"><text:span text:style-name="T15">&lt;C&gt;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50" draw:id="id50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54" draw:start-glue-point="3" draw:end-shape="id50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55" draw:start-glue-point="3" draw:end-shape="id48" draw:end-glue-point="1" svg:d="m26500 11828c-1500 0-500 16-2000 16" svg:viewBox="0 0 2001 17">
          <text:p/>
        </draw:connector>
        <draw:frame draw:style-name="gr2" draw:text-style-name="P5" xml:id="id55" draw:id="id55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6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frame draw:style-name="gr43" draw:text-style-name="P5" xml:id="id56" draw:id="id56" draw:layer="layout" svg:width="2.25cm" svg:height="1.177cm" svg:x="33.75cm" svg:y="11.856cm">
          <draw:text-box>
            <text:p text:style-name="P3"><text:span text:style-name="T4">vector</text:span></text:p>
            <text:p text:style-name="P3"><text:span text:style-name="T16">&lt;T, 0&gt;</text:span></text:p>
            <text:p text:style-name="P3"><text:span text:style-name="T3">Generic vector</text:span></text:p>
          </draw:text-box>
        </draw:frame>
        <draw:connector draw:style-name="gr3" draw:text-style-name="P3" draw:layer="layout" draw:type="curve" draw:line-skew="-0.125cm" svg:x1="33.75cm" svg:y1="12.444cm" svg:x2="31.75cm" svg:y2="11.828cm" draw:start-shape="id56" draw:start-glue-point="3" draw:end-shape="id55" draw:end-glue-point="1" svg:d="m33750 12444c-1687 0-688-616-2000-616" svg:viewBox="0 0 2001 617">
          <text:p/>
        </draw:connector>
        <draw:connector draw:style-name="gr3" draw:text-style-name="P3" draw:layer="layout" draw:type="curve" svg:x1="37.75cm" svg:y1="12.428cm" svg:x2="36cm" svg:y2="12.444cm" draw:start-shape="id57" draw:start-glue-point="3" draw:end-shape="id56" draw:end-glue-point="1" svg:d="m37750 12428c-1312 0-438 16-1750 16" svg:viewBox="0 0 1751 17">
          <text:p/>
        </draw:connector>
        <draw:frame draw:style-name="gr43" draw:text-style-name="P5" xml:id="id57" draw:id="id57" draw:layer="layout" svg:width="3cm" svg:height="1.444cm" svg:x="37.75cm" svg:y="11.706cm">
          <draw:text-box>
            <text:p text:style-name="P3"><text:span text:style-name="T4">vector</text:span></text:p>
            <text:p text:style-name="P3"><text:span text:style-name="T16">&lt;T, ciStatic&gt;</text:span></text:p>
            <text:p text:style-name="P3"><text:span text:style-name="T3">Vector with embedded static array</text:span></text:p>
          </draw:text-box>
          <draw:glue-point draw:id="4" svg:x="5cm" svg:y="-1.931cm"/>
          <draw:glue-point draw:id="5" svg:x="5cm" svg:y="2.16cm"/>
        </draw:frame>
        <draw:frame draw:style-name="gr2" draw:text-style-name="P5" xml:id="id54" draw:id="id54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6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draw:line-skew="-0.125cm" svg:x1="33.75cm" svg:y1="12.444cm" svg:x2="31.75cm" svg:y2="13.278cm" draw:start-shape="id56" draw:end-shape="id54" draw:end-glue-point="1" svg:d="m33750 12444c-1687 0-688 834-2000 834" svg:viewBox="0 0 2001 835">
          <text:p/>
        </draw:connector>
        <draw:connector draw:style-name="gr3" draw:text-style-name="P3" draw:layer="layout" draw:type="curve" svg:x1="42.75cm" svg:y1="16.178cm" svg:x2="40.45cm" svg:y2="17.063cm" draw:start-shape="id58" draw:start-glue-point="3" draw:end-shape="id53" draw:end-glue-point="4" svg:d="m42750 16178c-1725 0-575 885-2300 885" svg:viewBox="0 0 2301 886">
          <text:p/>
        </draw:connector>
        <draw:frame draw:style-name="gr44" draw:text-style-name="P5" xml:id="id58" draw:id="id58" draw:layer="layout" svg:width="3.45cm" svg:height="1.444cm" svg:x="42.75cm" svg:y="15.456cm">
          <draw:text-box>
            <text:p text:style-name="P3"><text:span text:style-name="T4">dmstr_</text:span></text:p>
            <text:p text:style-name="P3"><text:span text:style-name="T16">&lt;C&gt;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6.2cm" svg:y1="15.122cm" svg:x2="34cm" svg:y2="15.936cm" draw:start-shape="id59" draw:start-glue-point="3" draw:end-shape="id52" draw:end-glue-point="4" svg:d="m36200 15122c-1650 0-550 814-2200 814" svg:viewBox="0 0 2201 815">
          <text:p/>
        </draw:connector>
        <draw:frame draw:style-name="gr43" draw:text-style-name="P5" xml:id="id59" draw:id="id59" draw:layer="layout" svg:width="4.25cm" svg:height="1.444cm" svg:x="36.2cm" svg:y="14.4cm">
          <draw:text-box>
            <text:p text:style-name="P3"><text:span text:style-name="T4">istr_</text:span></text:p>
            <text:p text:style-name="P3"><text:span text:style-name="T16">&lt;C&gt;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2.75cm" svg:y1="18.428cm" svg:x2="40.45cm" svg:y2="17.681cm" draw:start-shape="id60" draw:start-glue-point="3" draw:end-shape="id53" draw:end-glue-point="5" svg:d="m42750 18428c-1725 0-575-747-2300-747" svg:viewBox="0 0 2301 748">
          <text:p/>
        </draw:connector>
        <draw:frame draw:style-name="gr45" draw:text-style-name="P5" xml:id="id60" draw:id="id60" draw:layer="layout" svg:width="3.45cm" svg:height="1.444cm" svg:x="42.75cm" svg:y="17.706cm">
          <draw:text-box>
            <text:p text:style-name="P3"><text:span text:style-name="T4">smstr_</text:span></text:p>
            <text:p text:style-name="P3"><text:span text:style-name="T16">&lt;cchStatic, C&gt;</text:span></text:p>
            <text:p text:style-name="P3"><text:span text:style-name="T3">Statically- or dynamically-allocated mutable st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0-11T22:43:03</dc:date>
    <dc:creator>Raffaello D. Di Napoli</dc:creator>
    <meta:editing-duration>P41DT13H41M47S</meta:editing-duration>
    <meta:editing-cycles>364</meta:editing-cycles>
    <meta:generator>LibreOffice/4.0.4.2$Linux_X86_64 LibreOffice_project/400m0$Build-2</meta:generator>
    <meta:document-statistic meta:object-count="153"/>
  </office:meta>
</office:document-meta>
</file>